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 style:family="paragraph" style:list-style-name="L1"/>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ongitud de mensaje</text:p>
      <text:p text:style-name="P3">por Alberto Vialás</text:p>
      <text:p text:style-name="P4"/>
      <text:p text:style-name="P4"/>
      <text:p text:style-name="Standard"/>
      <text:list xml:id="list3152304338579481059" text:style-name="L1">
        <text:list-item>
          <text:p>Uso de caracteres especiales de terminación: El cliente y el servidor pueden acordar el uso de un carácter especial o una secuencia de caracteres que indicará el final del mensaje. El cliente seguirá leyendo hasta encontrar este carácter o secuencia.</text:p>
        </text:list-item>
        <text:list-item>
          <text:p>Uso de un delimitador de longitud: El servidor podría enviar la longitud del mensaje como un valor entero al comienzo del mensaje o como parte de un encabezado. El cliente leerá primero la longitud y luego sabe cuántos bytes leer para completar el mensaje.</text:p>
        </text:list-item>
        <text:list-item>
          <text:p>Uso de una longitud fija predefinida: Si el tamaño del mensaje es siempre constante, el cliente puede leer una cantidad fija de bytes que se espera del servidor. Por ejemplo, si el cliente sabe que los mensajes son siempre de 1024 bytes, puede leer exactamente 1024 bytes cada vez.</text:p>
        </text:list-item>
        <text:list-item>
          <text:p>Uso de una señal de finalización específica: El cliente y el servidor pueden acordar una señal específica para indicar el final del mensaje.</text:p>
        </text:list-item>
        <text:list-item>
          <text:p>Uso de una longitud en un campo de encabezado: Si el mensaje sigue un formato estructurado con encabezados, uno de los encabezados podría indicar la longitud del cuerpo del mensaj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03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9M12S</meta:editing-duration>
    <meta:editing-cycles>7</meta:editing-cycles>
    <meta:generator>OpenOffice/4.1.11$Win32 OpenOffice.org_project/4111m1$Build-9808</meta:generator>
    <dc:date>2023-09-19T21:20:37</dc:date>
    <meta:document-statistic meta:table-count="0" meta:image-count="0" meta:object-count="0" meta:page-count="1" meta:paragraph-count="8" meta:word-count="197" meta:character-count="1156"/>
    <meta:user-defined meta:name="Info 1"/>
    <meta:user-defined meta:name="Info 2"/>
    <meta:user-defined meta:name="Info 3"/>
    <meta:user-defined meta:name="Info 4"/>
  </office:meta>
</office:document-meta>
</file>